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Courier, monospace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Courier New" fo:font-size="14pt" fo:letter-spacing="normal" fo:font-style="normal" fo:font-weight="bold" officeooo:rsid="0009c665" officeooo:paragraph-rsid="000a6c0e" style:font-size-asian="14pt" style:font-weight-asian="bold" style:font-size-complex="14pt" style:font-weight-complex="bold"/>
    </style:style>
    <style:style style:name="P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fo:font-size="14pt" fo:letter-spacing="normal" fo:font-weight="bold" style:font-size-asian="14pt" style:font-weight-asian="bold" style:font-size-complex="14pt" style:font-weight-complex="bold"/>
    </style:style>
    <style:style style:name="P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Courier New" fo:font-size="14pt" fo:letter-spacing="normal" fo:font-style="normal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paragraph-rsid="000a6c0e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9c665" officeooo:paragraph-rsid="0009c665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9c665" officeooo:paragraph-rsid="000a6c0e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4pt" fo:font-weight="bold" officeooo:rsid="0009c665" officeooo:paragraph-rsid="0009c665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a6c0e" officeooo:paragraph-rsid="000a6c0e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paragraph-rsid="000a6c0e"/>
    </style:style>
    <style:style style:name="P11" style:family="paragraph" style:parent-style-name="Standard">
      <style:text-properties officeooo:rsid="000a6c0e" officeooo:paragraph-rsid="000a6c0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" fo:font-style="normal"/>
    </style:style>
    <style:style style:name="T3" style:family="text">
      <style:text-properties style:font-name="Courier New" fo:font-style="normal" fo:font-weight="normal"/>
    </style:style>
    <style:style style:name="T4" style:family="text">
      <style:text-properties style:font-name="Courier New" fo:font-size="10.5pt" fo:font-style="normal" fo:font-weight="normal"/>
    </style:style>
    <style:style style:name="T5" style:family="text">
      <style:text-properties officeooo:rsid="0009c665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9c665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09c665" style:font-size-asian="14pt" style:font-weight-asian="bold" style:font-size-complex="14pt" style:font-weight-complex="bold"/>
    </style:style>
    <style:style style:name="T10" style:family="text">
      <style:text-properties fo:font-weight="bold" officeooo:rsid="0009c66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rite a Java Program to implement overriding of method in class</text:p>
      <text:p text:style-name="P2"><text:span text:style-name="T2"/></text:p>
      <text:p text:style-name="Standard"/>
      <text:p text:style-name="Standard">class animal{</text:p>
      <text:p text:style-name="Standard"><text:s text:c="4"/>public void display()</text:p>
      <text:p text:style-name="Standard"><text:s text:c="4"/>{</text:p>
      <text:p text:style-name="Standard"><text:s text:c="8"/>System.out.println("It is a dog");</text:p>
      <text:p text:style-name="Standard"><text:s text:c="4"/>}</text:p>
      <text:p text:style-name="Standard">}</text:p>
      <text:p text:style-name="Standard"><text:s text:c="4"/>class dog extends animal{</text:p>
      <text:p text:style-name="Standard"><text:s text:c="8"/>public void display()</text:p>
      <text:p text:style-name="Standard"><text:s text:c="8"/>{</text:p>
      <text:p text:style-name="Standard"><text:s text:c="12"/>System.out.println("It is a Golden Dog");</text:p>
      <text:p text:style-name="Standard"><text:s text:c="8"/>}</text:p>
      <text:p text:style-name="Standard"><text:s text:c="4"/>}</text:p>
      <text:p text:style-name="Standard"><text:s text:c="4"/>public class main{</text:p>
      <text:p text:style-name="Standard"><text:s text:c="8"/>public static void main(String[] args)</text:p>
      <text:p text:style-name="Standard"><text:s text:c="8"/>{</text:p>
      <text:p text:style-name="Standard"><text:s text:c="12"/>dog d1= new dog();</text:p>
      <text:p text:style-name="Standard"><text:s text:c="12"/>d1.display();</text:p>
      <text:p text:style-name="Standard"><text:s text:c="8"/>}</text:p>
      <text:p text:style-name="Standard"><text:s text:c="8"/></text:p>
      <text:p text:style-name="Standard"><text:s text:c="4"/>}</text:p>
      <text:p text:style-name="Standard"/>
      <text:p text:style-name="P9">Output:</text:p>
      <text:p text:style-name="P11">It is a Golden Dog</text:p>
      <text:p text:style-name="P11"/>
      <text:p text:style-name="P11"/>
      <text:p text:style-name="P3">Write a Java Program to implement this keyword , where it print Name and Age of persons</text:p>
      <text:p text:style-name="Standard"/>
      <text:p text:style-name="Standard">public class test{</text:p>
      <text:p text:style-name="Standard"><text:s text:c="4"/>void display(){</text:p>
      <text:p text:style-name="Standard"><text:s text:c="8"/>this.details();</text:p>
      <text:p text:style-name="P10"><text:s text:c="8"/>System.out.println("The age and name of the person");</text:p>
      <text:p text:style-name="Standard"><text:s text:c="4"/>}</text:p>
      <text:p text:style-name="Standard"><text:s text:c="4"/>void details(){</text:p>
      <text:p text:style-name="Standard"><text:s text:c="8"/>System.out.println("Nikhitha");</text:p>
      <text:p text:style-name="Standard"><text:s text:c="8"/>System.out.println(17);</text:p>
      <text:p text:style-name="Standard"><text:s text:c="4"/>}</text:p>
      <text:p text:style-name="Standard"><text:s text:c="4"/>public static void main(String[] args)</text:p>
      <text:p text:style-name="Standard"><text:s text:c="4"/>{</text:p>
      <text:p text:style-name="Standard"><text:s text:c="8"/>test s=new test();</text:p>
      <text:p text:style-name="Standard"><text:s text:c="8"/>s.display();</text:p>
      <text:p text:style-name="Standard"><text:s text:c="4"/>}</text:p>
      <text:p text:style-name="Standard">}</text:p>
      <text:p text:style-name="Standard"/>
      <text:p text:style-name="P8">Output:</text:p>
      <text:p text:style-name="Standard">Nikhitha</text:p>
      <text:p text:style-name="Standard">17</text:p>
      <text:p text:style-name="Standard"><text:soft-page-break/>The age and name of the person</text:p>
      <text:p text:style-name="Standard"/>
      <text:p text:style-name="Standard"/>
      <text:p text:style-name="Standard"/>
      <text:p text:style-name="Standard"><text:s text:c="40"/><text:span text:style-name="T8"><text:s text:c="18"/></text:span><text:span text:style-name="T9">OR</text:span></text:p>
      <text:p text:style-name="Standard"><text:span text:style-name="T9"/></text:p>
      <text:p text:style-name="Standard"><text:span text:style-name="T9"/></text:p>
      <text:p text:style-name="P4"><text:span text:style-name="T5">public class test{</text:span></text:p>
      <text:p text:style-name="P4"><text:span text:style-name="T5"><text:s text:c="4"/>int age;</text:span></text:p>
      <text:p text:style-name="P4"><text:span text:style-name="T5"><text:s text:c="4"/>String name;</text:span></text:p>
      <text:p text:style-name="P4"><text:span text:style-name="T5"><text:s text:c="4"/>void display(){</text:span></text:p>
      <text:p text:style-name="P4"><text:span text:style-name="T5"><text:s text:c="8"/>this.details();</text:span></text:p>
      <text:p text:style-name="P5"><text:span text:style-name="T5"><text:s text:c="8"/>System.out.println("The age and name of the person");</text:span></text:p>
      <text:p text:style-name="P4"><text:span text:style-name="T5"><text:s text:c="4"/>}</text:span></text:p>
      <text:p text:style-name="P4"><text:span text:style-name="T5"><text:s text:c="4"/>void details(){</text:span></text:p>
      <text:p text:style-name="P4"><text:span text:style-name="T5"><text:s text:c="8"/>name="Nikhitha";</text:span></text:p>
      <text:p text:style-name="P4"><text:span text:style-name="T5"><text:s text:c="8"/>age=17;</text:span></text:p>
      <text:p text:style-name="P4"><text:span text:style-name="T5"><text:s text:c="8"/>System.out.println(name);</text:span></text:p>
      <text:p text:style-name="P4"><text:span text:style-name="T5"><text:s text:c="8"/>System.out.println(age);</text:span></text:p>
      <text:p text:style-name="P4"><text:span text:style-name="T5"><text:s text:c="4"/>}</text:span></text:p>
      <text:p text:style-name="P4"><text:span text:style-name="T5"><text:s text:c="4"/>public static void main(String[] args)</text:span></text:p>
      <text:p text:style-name="P4"><text:span text:style-name="T5"><text:s text:c="4"/>{</text:span></text:p>
      <text:p text:style-name="P4"><text:span text:style-name="T5"><text:s text:c="8"/>test s=new test();</text:span></text:p>
      <text:p text:style-name="P4"><text:span text:style-name="T5"><text:s text:c="8"/>s.display();</text:span></text:p>
      <text:p text:style-name="P4"><text:span text:style-name="T5"><text:s text:c="4"/>}</text:span></text:p>
      <text:p text:style-name="P4"><text:span text:style-name="T5">}</text:span></text:p>
      <text:p text:style-name="P4"/>
      <text:p text:style-name="P4"/>
      <text:p text:style-name="P8">Output:</text:p>
      <text:p text:style-name="P6">Nikhitha</text:p>
      <text:p text:style-name="P6">17</text:p>
      <text:p text:style-name="P7">The age and name of the person</text:p>
      <text:p text:style-name="P7"/>
      <text:p text:style-name="P7"/>
      <text:p text:style-name="P1">Write a Java Program to calculate Simple Interest</text:p>
      <text:p text:style-name="P7"/>
      <text:p text:style-name="P7">import java.util.Scanner;</text:p>
      <text:p text:style-name="P7">public class interest</text:p>
      <text:p text:style-name="P7">{</text:p>
      <text:p text:style-name="P7"><text:s text:c="4"/>double si;</text:p>
      <text:p text:style-name="P7"><text:s text:c="4"/>public static void main(String[] args)</text:p>
      <text:p text:style-name="P7"><text:s text:c="4"/>{</text:p>
      <text:p text:style-name="P7"><text:s text:c="4"/>Scanner Input =new Scanner(System.in);</text:p>
      <text:p text:style-name="P7"><text:s text:c="8"/>System.out.println("Enter principle amount:");</text:p>
      <text:p text:style-name="P7"><text:s text:c="8"/>double p=Input.nextDouble();</text:p>
      <text:p text:style-name="P7"><text:s text:c="8"/>System.out.println("Enter time:");</text:p>
      <text:p text:style-name="P7"><text:s text:c="8"/>double t=Input.nextDouble();</text:p>
      <text:p text:style-name="P7"><text:s text:c="8"/>System.out.println("Enter rate:");</text:p>
      <text:p text:style-name="P7"><text:s text:c="8"/>double r=Input.nextDouble();</text:p>
      <text:p text:style-name="P7"><text:s text:c="8"/>double si=(p*t*r)/100;</text:p>
      <text:p text:style-name="P7"><text:s text:c="8"/>System.out.println("Simple interest is:"+si);</text:p>
      <text:p text:style-name="P7"><text:soft-page-break/><text:s text:c="4"/>}</text:p>
      <text:p text:style-name="P7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Courier, monospace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1:01:50.191998441</meta:creation-date>
    <dc:date>2024-09-19T11:58:33.454533740</dc:date>
    <meta:editing-duration>PT15M21S</meta:editing-duration>
    <meta:editing-cycles>1</meta:editing-cycles>
    <meta:document-statistic meta:table-count="0" meta:image-count="0" meta:object-count="0" meta:page-count="3" meta:paragraph-count="85" meta:word-count="212" meta:character-count="1942" meta:non-whitespace-character-count="1368"/>
    <meta:generator>LibreOffice/6.4.7.2$Linux_X86_64 LibreOffice_project/40$Build-2</meta:generator>
  </office:meta>
</office:document-meta>
</file>